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rticle 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ronoun/s</text:p>
          </table:table-cell>
          <table:table-cell table:style-name="ce1" office:value-type="string" calcext:value-type="string">
            <text:p>Notes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he Tempest and Italian Improvised Theatre</text:p>
          </table:table-cell>
          <table:table-cell table:style-name="ce1" office:value-type="string" calcext:value-type="string">
            <text:p>Andrew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“Dost thou hear?” On the Rhetoric of Narrative in The Tempest</text:p>
          </table:table-cell>
          <table:table-cell table:style-name="ce1" office:value-type="string" calcext:value-type="string">
            <text:p>Bigliazzi, Silvi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Footnote defending masculine pronoun because of use in stage directio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ellifying Shakespeare: Celestial Imperialism and the Advent of Universal Genius</text:p>
          </table:table-cell>
          <table:table-cell table:style-name="ce1" office:value-type="string" calcext:value-type="string">
            <text:p>Borlik, T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“Suppos’d to be rais’d by Magick”, or The Tempest ‘made fit’</text:p>
          </table:table-cell>
          <table:table-cell table:style-name="ce1" office:value-type="string" calcext:value-type="string">
            <text:p>Calvi, Lisann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Its</text:p>
          </table:table-cell>
          <table:table-cell table:style-name="ce1" office:value-type="string" calcext:value-type="string">
            <text:p>Notes in footnote that Ariel may have been played by a male or female acto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 Tempestuous Noise: on the Acoustics and Vocalics of Storms</text:p>
          </table:table-cell>
          <table:table-cell table:style-name="ce1" office:value-type="string" calcext:value-type="string">
            <text:p>Elam, Keir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me Notes on Ariel's Song</text:p>
          </table:table-cell>
          <table:table-cell table:style-name="ce1" office:value-type="string" calcext:value-type="string">
            <text:p>Fain, John Tyree</text:p>
          </table:table-cell>
          <table:table-cell table:style-name="ce1" office:value-type="float" office:value="1968" calcext:value-type="float">
            <text:p>1968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"a spirit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nhuman Persuasion</text:p>
          </table:table-cell>
          <table:table-cell table:style-name="ce1" office:value-type="string" calcext:value-type="string">
            <text:p>Gibbons, Daniel R.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"inhuman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Winter's Tale: Parodic Wordplay in the Play and its Title</text:p>
          </table:table-cell>
          <table:table-cell table:style-name="ce1" office:value-type="string" calcext:value-type="string">
            <text:p>Golz, David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Tempest as Theatrical Magic</text:p>
          </table:table-cell>
          <table:table-cell table:style-name="ce1" office:value-type="string" calcext:value-type="string">
            <text:p>Gurr, Andrew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rk, Hark!: Nursery Rhymes in The Tempest</text:p>
          </table:table-cell>
          <table:table-cell table:style-name="ce1" office:value-type="string" calcext:value-type="string">
            <text:p>Harper, L. M. 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Tempest : Rejection of a Vanity</text:p>
          </table:table-cell>
          <table:table-cell table:style-name="ce1" office:value-type="string" calcext:value-type="string">
            <text:p>Henze, Richard</text:p>
          </table:table-cell>
          <table:table-cell table:style-name="ce1" office:value-type="float" office:value="1972" calcext:value-type="float">
            <text:p>1972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Genesis of Ariel</text:p>
          </table:table-cell>
          <table:table-cell table:style-name="ce1" office:value-type="string" calcext:value-type="string">
            <text:p>Johnson, W. Stacy</text:p>
          </table:table-cell>
          <table:table-cell table:style-name="ce1" office:value-type="float" office:value="1951" calcext:value-type="float">
            <text:p>1951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glo-Ottoman Anxieties in the Tempest: from Displacement to Exclusion</text:p>
          </table:table-cell>
          <table:table-cell table:style-name="ce1" office:value-type="string" calcext:value-type="string">
            <text:p>Kantarbaeva-Bill Irin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"gender-ambiguous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King’s Coral Body: A Natural History of Coral and the Post-Tragic Ecology of The Tempest</text:p>
          </table:table-cell>
          <table:table-cell table:style-name="ce1" office:value-type="string" calcext:value-type="string">
            <text:p>Kelly, Shann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rospero’s Chimera of Indulgence: The Subaltern in Shakespeare’s</text:p>
          </table:table-cell>
          <table:table-cell table:style-name="ce1" office:value-type="string" calcext:value-type="string">
            <text:p>Lahiri, Papiy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"Noises, / Sounds, and sweet airs": The Burden of Shakespeare's Tempest</text:p>
          </table:table-cell>
          <table:table-cell table:style-name="ce1" office:value-type="string" calcext:value-type="string">
            <text:p>Neill, Mitchael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Tempest and the Renaissance Idea of Man</text:p>
          </table:table-cell>
          <table:table-cell table:style-name="ce1" office:value-type="string" calcext:value-type="string">
            <text:p>Phillips, James E.</text:p>
          </table:table-cell>
          <table:table-cell table:style-name="ce1" office:value-type="float" office:value="1964" calcext:value-type="float">
            <text:p>1964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Probable Origin of Ariel</text:p>
          </table:table-cell>
          <table:table-cell table:style-name="ce1" office:value-type="string" calcext:value-type="string">
            <text:p>Reed, Robert R. 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cerdotal Vestiges in The Tempest</text:p>
          </table:table-cell>
          <table:table-cell table:style-name="ce1" office:value-type="string" calcext:value-type="string">
            <text:p>Reid, Robert Lanier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He/Sh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Tempest’s Other Plots</text:p>
          </table:table-cell>
          <table:table-cell table:style-name="ce1" office:value-type="string" calcext:value-type="string">
            <text:p>Sarkar, Debapriya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Labyrinth and the Oracle</text:p>
          </table:table-cell>
          <table:table-cell table:style-name="ce1" office:value-type="string" calcext:value-type="string">
            <text:p>Serpieri, Alessandro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iel and the Masque in The Tempest</text:p>
          </table:table-cell>
          <table:table-cell table:style-name="ce1" office:value-type="string" calcext:value-type="string">
            <text:p>Smith, Irwin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merology in the Time Scheme of the Tempest</text:p>
          </table:table-cell>
          <table:table-cell table:style-name="ce1" office:value-type="string" calcext:value-type="string">
            <text:p>Sokol, B. J. 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hakespeare's Ecclesiasticus 28.2-5: A Biblical Source for Ariel's Doctrine of Mercy</text:p>
          </table:table-cell>
          <table:table-cell table:style-name="ce1" office:value-type="string" calcext:value-type="string">
            <text:p>Stritmatter, R.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rpheus, Leander, and Ariel</text:p>
          </table:table-cell>
          <table:table-cell table:style-name="ce1" office:value-type="string" calcext:value-type="string">
            <text:p>Tarantino, E. 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 moral idea of language in Shakespeare’s The Tempest</text:p>
          </table:table-cell>
          <table:table-cell table:style-name="ce1" office:value-type="string" calcext:value-type="string">
            <text:p>Troupp, L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 Thousand Voices: Performing Ariel</text:p>
          </table:table-cell>
          <table:table-cell table:style-name="ce1" office:value-type="string" calcext:value-type="string">
            <text:p>Callaghan, Dympn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Discusses multi-gendered performance history but not in the tex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 Note on The Tempest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iel's Liberty</text:p>
          </table:table-cell>
          <table:table-cell table:style-name="ce1" office:value-type="string" calcext:value-type="string">
            <text:p>Katheine Steele Brokaw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Discusses Ariel's gender ambiguity and varied performance history. Describes sex as "unfixed" a "sexless shape-shifter" an "it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rosero's Girls</text:p>
          </table:table-cell>
          <table:table-cell table:style-name="ce1" office:value-type="string" calcext:value-type="string">
            <text:p>Deanne William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Acnowledges male pronoun in text but also lists all the feminine descriptors used for character, including pet names by Prospero. 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Music of The Tempest</text:p>
          </table:table-cell>
          <table:table-cell table:style-name="ce1" office:value-type="string" calcext:value-type="string">
            <text:p>Cohen, Joshu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"gender-neutral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rospero's Game? A Discussion of Chaos and Control in Shakespeare's The Tempest</text:p>
          </table:table-cell>
          <table:table-cell table:style-name="ce1" office:value-type="string" calcext:value-type="string">
            <text:p>Engan, Id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"androgynous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storal Tragicomedy and</text:p>
            <text:p>The Tempest</text:p>
          </table:table-cell>
          <table:table-cell table:style-name="ce1" office:value-type="string" calcext:value-type="string">
            <text:p>Henke, Robert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Jonsonian Tempest</text:p>
          </table:table-cell>
          <table:table-cell table:style-name="ce1" office:value-type="string" calcext:value-type="string">
            <text:p>Holdsworth, Roger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Art of Tale-Telling</text:p>
            <text:p>in William Shakespeare’s The Tempest</text:p>
          </table:table-cell>
          <table:table-cell table:style-name="ce1" office:value-type="string" calcext:value-type="string">
            <text:p>Kaczyński, Daniel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hakespeare's "Still-Vexed" Tempest</text:p>
          </table:table-cell>
          <table:table-cell table:style-name="ce1" office:value-type="string" calcext:value-type="string">
            <text:p>Hunt, Maurice 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iel as Ceres</text:p>
          </table:table-cell>
          <table:table-cell table:style-name="ce1" office:value-type="string" calcext:value-type="string">
            <text:p>Smith, Irwin </text:p>
          </table:table-cell>
          <table:table-cell table:style-name="ce1" office:value-type="float" office:value="1958" calcext:value-type="float">
            <text:p>1958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Discusses Ariel doubling female roles in the masqu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remonial Magic in "The Tempest"</text:p>
          </table:table-cell>
          <table:table-cell table:style-name="ce1" office:value-type="string" calcext:value-type="string">
            <text:p>West, Robert H.</text:p>
          </table:table-cell>
          <table:table-cell table:style-name="ce1" office:value-type="float" office:value="1968" calcext:value-type="float">
            <text:p>1968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d World Sources for Ariel in The Tempest</text:p>
          </table:table-cell>
          <table:table-cell table:style-name="ce1" office:value-type="string" calcext:value-type="string">
            <text:p>McInnis, D.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0" meta:object-count="0"/>
    <meta:generator>LibreOfficeDev/6.0.5.2$Linux_X86_64 LibreOffice_project/</meta:generator>
  </office:meta>
</office:document-meta>
</file>